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Ubuntu Mono" svg:font-family="'Ubuntu Mono'" style:font-pitch="fixed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808080" draw:fill="solid" draw:fill-color="#cfe7f5"/>
    </style:style>
    <style:style style:name="gr2" style:family="graphic" style:parent-style-name="standard">
      <style:graphic-properties draw:stroke="solid" svg:stroke-color="#808080" draw:fill="none"/>
    </style:style>
    <style:style style:name="gr3" style:family="graphic" style:parent-style-name="standard">
      <style:graphic-properties draw:stroke="solid" svg:stroke-color="#808080" draw:fill="solid" draw:fill-color="#e6e6ff"/>
    </style:style>
    <style:style style:name="gr4" style:family="graphic" style:parent-style-name="standard">
      <style:graphic-properties draw:stroke="solid" svg:stroke-width="0.003cm" svg:stroke-color="#808080" draw:fill="solid" draw:fill-color="#a6b9c4" fo:padding-top="0.001cm" fo:padding-bottom="0.001cm" fo:padding-left="0.001cm" fo:padding-right="0.00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3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98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99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023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10" style:family="graphic" style:parent-style-name="standard">
      <style:graphic-properties draw:stroke="none" draw:fill="solid" draw:fill-color="#cfe7f5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78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14" style:family="graphic" style:parent-style-name="standard">
      <style:graphic-properties draw:stroke="solid" svg:stroke-width="0.003cm" svg:stroke-color="#808080" draw:fill="solid" draw:fill-color="#cccca3" fo:padding-top="0.001cm" fo:padding-bottom="0.001cm" fo:padding-left="0.001cm" fo:padding-right="0.001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89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17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77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77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58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39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268cm" fo:padding-top="0cm" fo:padding-bottom="0cm" fo:padding-left="0cm" fo:padding-right="0cm"/>
    </style:style>
    <style:style style:name="gr22" style:family="graphic" style:parent-style-name="standard">
      <style:graphic-properties draw:stroke="solid" svg:stroke-color="#808080" draw:fill="solid" draw:fill-color="#ffffcc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4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5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08cm" fo:padding-top="0cm" fo:padding-bottom="0cm" fo:padding-left="0cm" fo:padding-right="0cm"/>
    </style:style>
    <style:style style:name="gr26" style:family="graphic" style:parent-style-name="standard">
      <style:graphic-properties draw:stroke="none" draw:fill="solid" draw:fill-color="#000000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54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927cm" fo:padding-top="0cm" fo:padding-bottom="0cm" fo:padding-left="0cm" fo:padding-right="0cm"/>
    </style:style>
    <style:style style:name="gr29" style:family="graphic" style:parent-style-name="standard">
      <style:graphic-properties draw:stroke="solid" svg:stroke-color="#808080" draw:fill="solid" draw:fill-color="#eeeee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547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49cm" svg:stroke-color="#008000" draw:fill="none" fo:padding-top="0.024cm" fo:padding-bottom="0.024cm" fo:padding-left="0.024cm" fo:padding-right="0.024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06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307cm" fo:padding-top="0cm" fo:padding-bottom="0cm" fo:padding-left="0cm" fo:padding-right="0cm"/>
    </style:style>
    <style:style style:name="gr34" style:family="graphic" style:parent-style-name="standard">
      <style:graphic-properties draw:stroke="solid" svg:stroke-color="#808080" draw:fill="solid" draw:fill-color="#ffcc99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70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50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44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72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79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5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89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81cm" fo:padding-top="0cm" fo:padding-bottom="0cm" fo:padding-left="0cm" fo:padding-right="0cm"/>
    </style:style>
    <style:style style:name="gr43" style:family="graphic" style:parent-style-name="standard">
      <style:graphic-properties draw:stroke="solid" svg:stroke-width="0.003cm" svg:stroke-color="#808080" draw:fill="solid" draw:fill-color="#cca37a" fo:padding-top="0.001cm" fo:padding-bottom="0.001cm" fo:padding-left="0.001cm" fo:padding-right="0.001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58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21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5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89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9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90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32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91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1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86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style:font-name="Ubuntu Mono" fo:font-size="15pt" style:font-size-asian="15pt" style:font-size-complex="15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T1" style:family="text">
      <style:text-properties fo:color="#3c3c3c" style:font-name="Liberation Sans2" fo:font-size="18pt" style:font-size-asian="18pt" style:font-name-complex="Liberation Sans2" style:font-size-complex="18pt"/>
    </style:style>
    <style:style style:name="T2" style:family="text">
      <style:text-properties fo:color="#008000" style:font-name="Liberation Sans2" fo:font-size="18pt" style:font-size-asian="18pt" style:font-name-complex="Liberation Sans2" style:font-size-complex="18pt"/>
    </style:style>
    <style:style style:name="T3" style:family="text">
      <style:text-properties style:font-name="Ubuntu Mono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4.5cm" svg:height="2.8cm" svg:x="4cm" svg:y="29.499cm" svg:viewBox="0 0 4501 2801" svg:d="m2251 0c-1228 0-2251 159-2251 349v2103c0 190 1023 349 2251 349 1227 0 2250-159 2250-349v-2103c0-190-1023-349-2250-349z">
          <text:p/>
        </draw:path>
        <draw:polygon draw:style-name="gr2" draw:layer="layout" svg:width="0cm" svg:height="0cm" svg:x="4cm" svg:y="29.499cm" svg:viewBox="0 0 0 0" draw:points="0,0">
          <text:p/>
        </draw:polygon>
        <draw:polygon draw:style-name="gr2" draw:layer="layout" svg:width="0cm" svg:height="0cm" svg:x="8.501cm" svg:y="32.3cm" svg:viewBox="0 0 0 0" draw:points="0,0">
          <text:p/>
        </draw:polygon>
        <draw:path draw:style-name="gr3" draw:layer="layout" svg:width="4.5cm" svg:height="0.701cm" svg:x="4cm" svg:y="29.499cm" svg:viewBox="0 0 4501 702" svg:d="m2251 0c-1228 0-2251 159-2251 349 0 194 1023 353 2251 353 1227 0 2250-159 2250-353 0-190-1023-349-2250-349z">
          <text:p/>
        </draw:path>
        <draw:polygon draw:style-name="gr2" draw:layer="layout" svg:width="0cm" svg:height="0cm" svg:x="4cm" svg:y="29.499cm" svg:viewBox="0 0 0 0" draw:points="0,0">
          <text:p/>
        </draw:polygon>
        <draw:polygon draw:style-name="gr2" draw:layer="layout" svg:width="0cm" svg:height="0cm" svg:x="8.501cm" svg:y="32.3cm" svg:viewBox="0 0 0 0" draw:points="0,0">
          <text:p/>
        </draw:polygon>
        <draw:polygon draw:style-name="gr1" draw:layer="layout" svg:width="4.212cm" svg:height="2.2cm" svg:x="2.899cm" svg:y="1.799cm" svg:viewBox="0 0 4213 2201" draw:points="0,0 4213,0 4213,1926 3683,2201 0,2201">
          <text:p/>
        </draw:polygon>
        <draw:polygon draw:style-name="gr2" draw:layer="layout" svg:width="0cm" svg:height="0cm" svg:x="2.899cm" svg:y="1.799cm" svg:viewBox="0 0 0 0" draw:points="0,0">
          <text:p/>
        </draw:polygon>
        <draw:polygon draw:style-name="gr2" draw:layer="layout" svg:width="0cm" svg:height="0cm" svg:x="7.112cm" svg:y="4cm" svg:viewBox="0 0 0 0" draw:points="0,0">
          <text:p/>
        </draw:polygon>
        <draw:path draw:style-name="gr4" draw:layer="layout" svg:width="0.529cm" svg:height="0.274cm" svg:x="6.582cm" svg:y="3.725cm" svg:viewBox="0 0 530 275" svg:d="m0 275 138-275c130 39 127 17 392 0z">
          <text:p/>
        </draw:path>
        <draw:path draw:style-name="gr2" draw:layer="layout" svg:width="0.529cm" svg:height="0.274cm" svg:x="6.582cm" svg:y="3.725cm" svg:viewBox="0 0 530 275" svg:d="m0 275 138-275c130 39 127 17 392 0z">
          <text:p/>
        </draw:path>
        <draw:polygon draw:style-name="gr2" draw:layer="layout" svg:width="0cm" svg:height="0cm" svg:x="2.899cm" svg:y="1.799cm" svg:viewBox="0 0 0 0" draw:points="0,0">
          <text:p/>
        </draw:polygon>
        <draw:polygon draw:style-name="gr2" draw:layer="layout" svg:width="0cm" svg:height="0cm" svg:x="7.112cm" svg:y="4cm" svg:viewBox="0 0 0 0" draw:points="0,0">
          <text:p/>
        </draw:polygon>
        <draw:frame draw:style-name="gr5" draw:layer="layout" svg:width="2.847cm" svg:height="0.712cm" svg:x="4.826cm" svg:y="30.72cm">
          <draw:text-box>
            <text:p text:style-name="P1"><text:span text:style-name="T1">ATI SOLR</text:span></text:p>
          </draw:text-box>
        </draw:frame>
        <draw:polygon draw:style-name="gr1" draw:layer="layout" svg:width="4.211cm" svg:height="2.2cm" svg:x="2.896cm" svg:y="1.799cm" svg:viewBox="0 0 4212 2201" draw:points="0,0 4212,0 4212,1926 3686,2201 0,2201">
          <text:p/>
        </draw:polygon>
        <draw:polygon draw:style-name="gr2" draw:layer="layout" svg:width="0cm" svg:height="0cm" svg:x="2.896cm" svg:y="1.799cm" svg:viewBox="0 0 0 0" draw:points="0,0">
          <text:p/>
        </draw:polygon>
        <draw:polygon draw:style-name="gr2" draw:layer="layout" svg:width="0cm" svg:height="0cm" svg:x="7.108cm" svg:y="4cm" svg:viewBox="0 0 0 0" draw:points="0,0">
          <text:p/>
        </draw:polygon>
        <draw:path draw:style-name="gr4" draw:layer="layout" svg:width="0.525cm" svg:height="0.274cm" svg:x="6.582cm" svg:y="3.725cm" svg:viewBox="0 0 526 275" svg:d="m0 275 138-275c130 39 127 17 388 0z">
          <text:p/>
        </draw:path>
        <draw:path draw:style-name="gr2" draw:layer="layout" svg:width="0.525cm" svg:height="0.274cm" svg:x="6.582cm" svg:y="3.725cm" svg:viewBox="0 0 526 275" svg:d="m0 275 138-275c130 39 127 17 388 0z">
          <text:p/>
        </draw:path>
        <draw:polygon draw:style-name="gr2" draw:layer="layout" svg:width="0cm" svg:height="0cm" svg:x="2.896cm" svg:y="1.799cm" svg:viewBox="0 0 0 0" draw:points="0,0">
          <text:p/>
        </draw:polygon>
        <draw:polygon draw:style-name="gr2" draw:layer="layout" svg:width="0cm" svg:height="0cm" svg:x="7.108cm" svg:y="4cm" svg:viewBox="0 0 0 0" draw:points="0,0">
          <text:p/>
        </draw:polygon>
        <draw:frame draw:style-name="gr6" draw:layer="layout" svg:width="3.41cm" svg:height="0.712cm" svg:x="3.298cm" svg:y="2.416cm">
          <draw:text-box>
            <text:p text:style-name="P1"><text:span text:style-name="T1">FR ATI CSV</text:span></text:p>
          </draw:text-box>
        </draw:frame>
        <draw:polygon draw:style-name="gr1" draw:layer="layout" svg:width="4.211cm" svg:height="2.2cm" svg:x="7.588cm" svg:y="1.799cm" svg:viewBox="0 0 4212 2201" draw:points="0,0 4212,0 4212,1926 3683,2201 0,2201">
          <text:p/>
        </draw:polygon>
        <draw:polygon draw:style-name="gr2" draw:layer="layout" svg:width="0cm" svg:height="0cm" svg:x="7.588cm" svg:y="1.799cm" svg:viewBox="0 0 0 0" draw:points="0,0">
          <text:p/>
        </draw:polygon>
        <draw:polygon draw:style-name="gr2" draw:layer="layout" svg:width="0cm" svg:height="0cm" svg:x="11.8cm" svg:y="4cm" svg:viewBox="0 0 0 0" draw:points="0,0">
          <text:p/>
        </draw:polygon>
        <draw:path draw:style-name="gr4" draw:layer="layout" svg:width="0.528cm" svg:height="0.274cm" svg:x="11.271cm" svg:y="3.725cm" svg:viewBox="0 0 529 275" svg:d="m0 275 137-275c131 39 127 17 392 0z">
          <text:p/>
        </draw:path>
        <draw:path draw:style-name="gr2" draw:layer="layout" svg:width="0.528cm" svg:height="0.274cm" svg:x="11.271cm" svg:y="3.725cm" svg:viewBox="0 0 529 275" svg:d="m0 275 137-275c131 39 127 17 392 0z">
          <text:p/>
        </draw:path>
        <draw:polygon draw:style-name="gr2" draw:layer="layout" svg:width="0cm" svg:height="0cm" svg:x="7.588cm" svg:y="1.799cm" svg:viewBox="0 0 0 0" draw:points="0,0">
          <text:p/>
        </draw:polygon>
        <draw:polygon draw:style-name="gr2" draw:layer="layout" svg:width="0cm" svg:height="0cm" svg:x="11.8cm" svg:y="4cm" svg:viewBox="0 0 0 0" draw:points="0,0">
          <text:p/>
        </draw:polygon>
        <draw:frame draw:style-name="gr7" draw:layer="layout" svg:width="3.41cm" svg:height="0.712cm" svg:x="3.294cm" svg:y="2.416cm">
          <draw:text-box>
            <text:p text:style-name="P1"><text:span text:style-name="T1">FR ATI CSV</text:span></text:p>
          </draw:text-box>
        </draw:frame>
        <draw:polygon draw:style-name="gr2" draw:layer="layout" svg:width="0cm" svg:height="0cm" svg:x="8.001cm" svg:y="9.5cm" svg:viewBox="0 0 0 0" draw:points="0,0">
          <text:p/>
        </draw:polygon>
        <draw:frame draw:style-name="gr8" draw:layer="layout" svg:width="3.444cm" svg:height="0.712cm" svg:x="7.969cm" svg:y="2.416cm">
          <draw:text-box>
            <text:p text:style-name="P1"><text:span text:style-name="T1">EN ATI CSV</text:span></text:p>
          </draw:text-box>
        </draw:frame>
        <draw:polygon draw:style-name="gr9" draw:layer="layout" svg:width="0.299cm" svg:height="0.447cm" svg:x="6.099cm" svg:y="29.051cm" svg:viewBox="0 0 300 448" draw:points="152,448 300,0 0,0">
          <text:p/>
        </draw:polygon>
        <draw:polygon draw:style-name="gr10" draw:layer="layout" svg:width="3.502cm" svg:height="3.499cm" svg:x="10.198cm" svg:y="6.501cm" svg:viewBox="0 0 3503 3500" draw:points="1750,0 3503,1750 1750,3500 0,1750">
          <text:p/>
        </draw:polygon>
        <draw:polygon draw:style-name="gr2" draw:layer="layout" svg:width="3.502cm" svg:height="3.499cm" svg:x="10.198cm" svg:y="6.501cm" svg:viewBox="0 0 3503 3500" draw:points="1750,0 3503,1750 1750,3500 0,1750">
          <text:p/>
        </draw:polygon>
        <draw:polygon draw:style-name="gr2" draw:layer="layout" svg:width="0cm" svg:height="0cm" svg:x="9.698cm" svg:y="9.501cm" svg:viewBox="0 0 0 0" draw:points="0,0">
          <text:p/>
        </draw:polygon>
        <draw:polygon draw:style-name="gr2" draw:layer="layout" svg:width="0cm" svg:height="0cm" svg:x="13.701cm" svg:y="10.001cm" svg:viewBox="0 0 0 0" draw:points="0,0">
          <text:p/>
        </draw:polygon>
        <draw:frame draw:style-name="gr11" draw:layer="layout" svg:width="0.18cm" svg:height="0.712cm" svg:x="6.159cm" svg:y="19.145cm">
          <draw:text-box>
            <text:p text:style-name="P1"><text:span text:style-name="T1"><text:s/></text:span></text:p>
          </draw:text-box>
        </draw:frame>
        <draw:frame draw:style-name="gr12" draw:layer="layout" svg:width="1.306cm" svg:height="0.712cm" svg:x="11.299cm" svg:y="7.539cm">
          <draw:text-box>
            <text:p text:style-name="P1"><text:span text:style-name="T1">CSV</text:span></text:p>
          </draw:text-box>
        </draw:frame>
        <draw:polyline draw:style-name="gr13" draw:layer="layout" svg:width="6.942cm" svg:height="2.07cm" svg:x="5.005cm" svg:y="4cm" svg:viewBox="0 0 6943 2071" draw:points="0,0 0,998 6943,998 6943,2071">
          <text:p/>
        </draw:polyline>
        <draw:polygon draw:style-name="gr9" draw:layer="layout" svg:width="0.299cm" svg:height="0.45cm" svg:x="11.8cm" svg:y="6.05cm" svg:viewBox="0 0 300 451" draw:points="148,451 300,0 0,0">
          <text:p/>
        </draw:polygon>
        <draw:polyline draw:style-name="gr13" draw:layer="layout" svg:width="2.253cm" svg:height="2.07cm" svg:x="9.694cm" svg:y="4cm" svg:viewBox="0 0 2254 2071" draw:points="0,0 0,998 2254,998 2254,2071">
          <text:p/>
        </draw:polyline>
        <draw:polygon draw:style-name="gr9" draw:layer="layout" svg:width="0.299cm" svg:height="0.45cm" svg:x="11.8cm" svg:y="6.05cm" svg:viewBox="0 0 300 451" draw:points="148,451 300,0 0,0">
          <text:p/>
        </draw:polygon>
        <draw:polygon draw:style-name="gr1" draw:layer="layout" svg:width="3.601cm" svg:height="2.5cm" svg:x="10.163cm" svg:y="11.599cm" svg:viewBox="0 0 3602 2501" draw:points="0,0 3602,0 3602,2187 3150,2501 0,2501">
          <text:p/>
        </draw:polygon>
        <draw:polygon draw:style-name="gr2" draw:layer="layout" svg:width="0cm" svg:height="0cm" svg:x="10.163cm" svg:y="11.599cm" svg:viewBox="0 0 0 0" draw:points="0,0">
          <text:p/>
        </draw:polygon>
        <draw:polygon draw:style-name="gr2" draw:layer="layout" svg:width="0cm" svg:height="0cm" svg:x="13.765cm" svg:y="14.1cm" svg:viewBox="0 0 0 0" draw:points="0,0">
          <text:p/>
        </draw:polygon>
        <draw:path draw:style-name="gr14" draw:layer="layout" svg:width="0.451cm" svg:height="0.313cm" svg:x="13.313cm" svg:y="13.786cm" svg:viewBox="0 0 452 314" svg:d="m0 314 117-314c113 46 109 21 335 0z">
          <text:p/>
        </draw:path>
        <draw:path draw:style-name="gr2" draw:layer="layout" svg:width="0.451cm" svg:height="0.313cm" svg:x="13.313cm" svg:y="13.786cm" svg:viewBox="0 0 452 314" svg:d="m0 314 117-314c113 46 109 21 335 0z">
          <text:p/>
        </draw:path>
        <draw:polygon draw:style-name="gr2" draw:layer="layout" svg:width="0cm" svg:height="0cm" svg:x="10.163cm" svg:y="11.599cm" svg:viewBox="0 0 0 0" draw:points="0,0">
          <text:p/>
        </draw:polygon>
        <draw:polygon draw:style-name="gr2" draw:layer="layout" svg:width="0cm" svg:height="0cm" svg:x="13.765cm" svg:y="14.1cm" svg:viewBox="0 0 0 0" draw:points="0,0">
          <text:p/>
        </draw:polygon>
        <draw:frame draw:style-name="gr15" draw:layer="layout" svg:width="2.081cm" svg:height="0.712cm" svg:x="10.911cm" svg:y="8.251cm">
          <draw:text-box>
            <text:p text:style-name="P1"><text:span text:style-name="T1">convert</text:span></text:p>
          </draw:text-box>
        </draw:frame>
        <draw:frame draw:style-name="gr16" draw:layer="layout" svg:width="2.352cm" svg:height="0.712cm" svg:x="10.787cm" svg:y="11.994cm">
          <draw:text-box>
            <text:p text:style-name="P1"><text:span text:style-name="T1">ATI dept</text:span></text:p>
          </draw:text-box>
        </draw:frame>
        <draw:polygon draw:style-name="gr1" draw:layer="layout" svg:width="3.601cm" svg:height="2.5cm" svg:x="10.498cm" svg:y="11.899cm" svg:viewBox="0 0 3602 2501" draw:points="0,0 3602,0 3602,2187 3150,2501 0,2501">
          <text:p/>
        </draw:polygon>
        <draw:polygon draw:style-name="gr2" draw:layer="layout" svg:width="0cm" svg:height="0cm" svg:x="10.498cm" svg:y="11.899cm" svg:viewBox="0 0 0 0" draw:points="0,0">
          <text:p/>
        </draw:polygon>
        <draw:polygon draw:style-name="gr2" draw:layer="layout" svg:width="0cm" svg:height="0cm" svg:x="14.1cm" svg:y="14.4cm" svg:viewBox="0 0 0 0" draw:points="0,0">
          <text:p/>
        </draw:polygon>
        <draw:path draw:style-name="gr14" draw:layer="layout" svg:width="0.451cm" svg:height="0.313cm" svg:x="13.648cm" svg:y="14.086cm" svg:viewBox="0 0 452 314" svg:d="m0 314 117-314c113 46 109 21 335 0z">
          <text:p/>
        </draw:path>
        <draw:path draw:style-name="gr2" draw:layer="layout" svg:width="0.451cm" svg:height="0.313cm" svg:x="13.648cm" svg:y="14.086cm" svg:viewBox="0 0 452 314" svg:d="m0 314 117-314c113 46 109 21 335 0z">
          <text:p/>
        </draw:path>
        <draw:polygon draw:style-name="gr2" draw:layer="layout" svg:width="0cm" svg:height="0cm" svg:x="10.498cm" svg:y="11.899cm" svg:viewBox="0 0 0 0" draw:points="0,0">
          <text:p/>
        </draw:polygon>
        <draw:polygon draw:style-name="gr2" draw:layer="layout" svg:width="0cm" svg:height="0cm" svg:x="14.1cm" svg:y="14.4cm" svg:viewBox="0 0 0 0" draw:points="0,0">
          <text:p/>
        </draw:polygon>
        <draw:frame draw:style-name="gr17" draw:layer="layout" svg:width="1.2cm" svg:height="0.712cm" svg:x="11.366cm" svg:y="12.703cm">
          <draw:text-box>
            <text:p text:style-name="P1"><text:span text:style-name="T1">XLS</text:span></text:p>
          </draw:text-box>
        </draw:frame>
        <draw:frame draw:style-name="gr16" draw:layer="layout" svg:width="2.352cm" svg:height="0.712cm" svg:x="11.123cm" svg:y="12.294cm">
          <draw:text-box>
            <text:p text:style-name="P1"><text:span text:style-name="T1">ATI dept</text:span></text:p>
          </draw:text-box>
        </draw:frame>
        <draw:polyline draw:style-name="gr13" draw:layer="layout" svg:width="0.013cm" svg:height="1.166cm" svg:x="11.948cm" svg:y="10.001cm" svg:viewBox="0 0 14 1167" draw:points="0,0 0,801 14,801 14,1167">
          <text:p/>
        </draw:polyline>
        <draw:polygon draw:style-name="gr9" draw:layer="layout" svg:width="0.299cm" svg:height="0.447cm" svg:x="11.814cm" svg:y="11.151cm" svg:viewBox="0 0 300 448" draw:points="148,448 300,0 0,0">
          <text:p/>
        </draw:polygon>
        <draw:polygon draw:style-name="gr1" draw:layer="layout" svg:width="3.499cm" svg:height="3.499cm" svg:x="10.198cm" svg:y="16.1cm" svg:viewBox="0 0 3500 3500" draw:points="1750,0 3500,1750 1750,3500 0,1750">
          <text:p/>
        </draw:polygon>
        <draw:polygon draw:style-name="gr2" draw:layer="layout" svg:width="0cm" svg:height="0cm" svg:x="10.198cm" svg:y="16.1cm" svg:viewBox="0 0 0 0" draw:points="0,0">
          <text:p/>
        </draw:polygon>
        <draw:polygon draw:style-name="gr2" draw:layer="layout" svg:width="0cm" svg:height="0cm" svg:x="13.698cm" svg:y="19.6cm" svg:viewBox="0 0 0 0" draw:points="0,0">
          <text:p/>
        </draw:polygon>
        <draw:frame draw:style-name="gr18" draw:layer="layout" svg:width="1.2cm" svg:height="0.712cm" svg:x="11.701cm" svg:y="13.003cm">
          <draw:text-box>
            <text:p text:style-name="P1"><text:span text:style-name="T1">XLS</text:span></text:p>
          </draw:text-box>
        </draw:frame>
        <draw:frame draw:style-name="gr18" draw:layer="layout" svg:width="1.2cm" svg:height="0.712cm" svg:x="11.348cm" svg:y="17.141cm">
          <draw:text-box>
            <text:p text:style-name="P1"><text:span text:style-name="T1">XLS</text:span></text:p>
          </draw:text-box>
        </draw:frame>
        <draw:polyline draw:style-name="gr13" draw:layer="layout" svg:width="0.013cm" svg:height="1.569cm" svg:x="11.948cm" svg:y="14.1cm" svg:viewBox="0 0 14 1570" draw:points="14,0 14,1002 0,1002 0,1570">
          <text:p/>
        </draw:polyline>
        <draw:polygon draw:style-name="gr9" draw:layer="layout" svg:width="0.299cm" svg:height="0.45cm" svg:x="11.8cm" svg:y="15.649cm" svg:viewBox="0 0 300 451" draw:points="148,451 300,0 0,0">
          <text:p/>
        </draw:polygon>
        <draw:frame draw:style-name="gr19" draw:layer="layout" svg:width="1.763cm" svg:height="0.712cm" svg:x="11.066cm" svg:y="17.85cm">
          <draw:text-box>
            <text:p text:style-name="P1"><text:span text:style-name="T1">import</text:span></text:p>
          </draw:text-box>
        </draw:frame>
        <draw:polygon draw:style-name="gr1" draw:layer="layout" svg:width="3.601cm" svg:height="2.5cm" svg:x="10.798cm" svg:y="12.199cm" svg:viewBox="0 0 3602 2501" draw:points="0,0 3602,0 3602,2187 3150,2501 0,2501">
          <text:p/>
        </draw:polygon>
        <draw:polygon draw:style-name="gr2" draw:layer="layout" svg:width="0cm" svg:height="0cm" svg:x="10.798cm" svg:y="12.199cm" svg:viewBox="0 0 0 0" draw:points="0,0">
          <text:p/>
        </draw:polygon>
        <draw:polygon draw:style-name="gr2" draw:layer="layout" svg:width="0cm" svg:height="0cm" svg:x="14.4cm" svg:y="14.7cm" svg:viewBox="0 0 0 0" draw:points="0,0">
          <text:p/>
        </draw:polygon>
        <draw:path draw:style-name="gr14" draw:layer="layout" svg:width="0.451cm" svg:height="0.313cm" svg:x="13.948cm" svg:y="14.386cm" svg:viewBox="0 0 452 314" svg:d="m0 314 117-314c116 46 109 21 335 0z">
          <text:p/>
        </draw:path>
        <draw:path draw:style-name="gr2" draw:layer="layout" svg:width="0.451cm" svg:height="0.313cm" svg:x="13.948cm" svg:y="14.386cm" svg:viewBox="0 0 452 314" svg:d="m0 314 117-314c116 46 109 21 335 0z">
          <text:p/>
        </draw:path>
        <draw:polygon draw:style-name="gr2" draw:layer="layout" svg:width="0cm" svg:height="0cm" svg:x="10.798cm" svg:y="12.199cm" svg:viewBox="0 0 0 0" draw:points="0,0">
          <text:p/>
        </draw:polygon>
        <draw:polygon draw:style-name="gr2" draw:layer="layout" svg:width="0cm" svg:height="0cm" svg:x="14.4cm" svg:y="14.7cm" svg:viewBox="0 0 0 0" draw:points="0,0">
          <text:p/>
        </draw:polygon>
        <draw:frame draw:style-name="gr11" draw:layer="layout" svg:width="0.18cm" svg:height="0.712cm" svg:x="11.867cm" svg:y="14.746cm">
          <draw:text-box>
            <text:p text:style-name="P1"><text:span text:style-name="T1"><text:s/></text:span></text:p>
          </draw:text-box>
        </draw:frame>
        <draw:frame draw:style-name="gr16" draw:layer="layout" svg:width="2.352cm" svg:height="0.712cm" svg:x="11.422cm" svg:y="12.594cm">
          <draw:text-box>
            <text:p text:style-name="P1"><text:span text:style-name="T1">ATI dept</text:span></text:p>
          </draw:text-box>
        </draw:frame>
        <draw:path draw:style-name="gr1" draw:layer="layout" svg:width="4.497cm" svg:height="2.8cm" svg:x="9.701cm" svg:y="20.799cm" svg:viewBox="0 0 4498 2801" svg:d="m2247 0c-1228 0-2247 159-2247 350v2102c0 191 1019 349 2247 349s2251-158 2251-349v-2102c0-191-1023-350-2251-350z">
          <text:p/>
        </draw:path>
        <draw:polygon draw:style-name="gr2" draw:layer="layout" svg:width="0cm" svg:height="0cm" svg:x="9.701cm" svg:y="20.799cm" svg:viewBox="0 0 0 0" draw:points="0,0">
          <text:p/>
        </draw:polygon>
        <draw:polygon draw:style-name="gr2" draw:layer="layout" svg:width="0cm" svg:height="0cm" svg:x="14.199cm" svg:y="23.6cm" svg:viewBox="0 0 0 0" draw:points="0,0">
          <text:p/>
        </draw:polygon>
        <draw:path draw:style-name="gr3" draw:layer="layout" svg:width="4.497cm" svg:height="0.698cm" svg:x="9.701cm" svg:y="20.799cm" svg:viewBox="0 0 4498 699" svg:d="m2247 0c-1228 0-2247 159-2247 350 0 190 1019 349 2247 349s2251-159 2251-349c0-191-1023-350-2251-350z">
          <text:p/>
        </draw:path>
        <draw:polygon draw:style-name="gr2" draw:layer="layout" svg:width="0cm" svg:height="0cm" svg:x="9.701cm" svg:y="20.799cm" svg:viewBox="0 0 0 0" draw:points="0,0">
          <text:p/>
        </draw:polygon>
        <draw:polygon draw:style-name="gr2" draw:layer="layout" svg:width="0cm" svg:height="0cm" svg:x="14.199cm" svg:y="23.6cm" svg:viewBox="0 0 0 0" draw:points="0,0">
          <text:p/>
        </draw:polygon>
        <draw:frame draw:style-name="gr18" draw:layer="layout" svg:width="1.2cm" svg:height="0.712cm" svg:x="12.001cm" svg:y="13.303cm">
          <draw:text-box>
            <text:p text:style-name="P1"><text:span text:style-name="T1">XLS</text:span></text:p>
          </draw:text-box>
        </draw:frame>
        <draw:polyline draw:style-name="gr13" draw:layer="layout" svg:width="0cm" svg:height="0.768cm" svg:x="11.948cm" svg:y="19.6cm" svg:viewBox="0 0 0 769" draw:points="0,0 0,600 0,769">
          <text:p/>
        </draw:polyline>
        <draw:polygon draw:style-name="gr9" draw:layer="layout" svg:width="0.299cm" svg:height="0.447cm" svg:x="11.8cm" svg:y="20.351cm" svg:viewBox="0 0 300 448" draw:points="148,448 300,0 0,0">
          <text:p/>
        </draw:polygon>
        <draw:polygon draw:style-name="gr1" draw:layer="layout" svg:width="3.502cm" svg:height="3.498cm" svg:x="10.198cm" svg:y="24.8cm" svg:viewBox="0 0 3503 3499" draw:points="1750,0 3503,1750 1750,3499 0,1750">
          <text:p/>
        </draw:polygon>
        <draw:polygon draw:style-name="gr2" draw:layer="layout" svg:width="0cm" svg:height="0cm" svg:x="10.198cm" svg:y="24.8cm" svg:viewBox="0 0 0 0" draw:points="0,0">
          <text:p/>
        </draw:polygon>
        <draw:polygon draw:style-name="gr2" draw:layer="layout" svg:width="0cm" svg:height="0cm" svg:x="13.701cm" svg:y="28.299cm" svg:viewBox="0 0 0 0" draw:points="0,0">
          <text:p/>
        </draw:polygon>
        <draw:frame draw:style-name="gr20" draw:layer="layout" svg:width="2.821cm" svg:height="0.712cm" svg:x="10.541cm" svg:y="22.02cm">
          <draw:text-box>
            <text:p text:style-name="P1"><text:span text:style-name="T1">CKAN DB</text:span></text:p>
          </draw:text-box>
        </draw:frame>
        <draw:frame draw:style-name="gr21" draw:layer="layout" svg:width="1.729cm" svg:height="0.712cm" svg:x="11.084cm" svg:y="25.841cm">
          <draw:text-box>
            <text:p text:style-name="P1"><text:span text:style-name="T1">SOLR</text:span></text:p>
          </draw:text-box>
        </draw:frame>
        <draw:line draw:style-name="gr13" draw:layer="layout" svg:x1="11.948cm" svg:y1="23.6cm" svg:x2="11.948cm" svg:y2="24.369cm">
          <text:p/>
        </draw:line>
        <draw:polygon draw:style-name="gr9" draw:layer="layout" svg:width="0.299cm" svg:height="0.451cm" svg:x="11.8cm" svg:y="24.348cm" svg:viewBox="0 0 300 452" draw:points="148,452 300,0 0,0">
          <text:p/>
        </draw:polygon>
        <draw:polyline draw:style-name="gr13" draw:layer="layout" svg:width="5.696cm" svg:height="0.768cm" svg:x="6.251cm" svg:y="28.299cm" svg:viewBox="0 0 5697 769" draw:points="5697,0 5697,600 0,600 0,769">
          <text:p/>
        </draw:polyline>
        <draw:polygon draw:style-name="gr9" draw:layer="layout" svg:width="0.299cm" svg:height="0.447cm" svg:x="6.099cm" svg:y="29.051cm" svg:viewBox="0 0 300 448" draw:points="152,448 300,0 0,0">
          <text:p/>
        </draw:polygon>
        <draw:polygon draw:style-name="gr22" draw:layer="layout" svg:width="3.498cm" svg:height="3.502cm" svg:x="14.298cm" svg:y="16.097cm" svg:viewBox="0 0 3499 3503" draw:points="1749,0 3499,1753 1749,3503 0,1753">
          <text:p/>
        </draw:polygon>
        <draw:polygon draw:style-name="gr2" draw:layer="layout" svg:width="0cm" svg:height="0cm" svg:x="14.298cm" svg:y="16.097cm" svg:viewBox="0 0 0 0" draw:points="0,0">
          <text:p/>
        </draw:polygon>
        <draw:polygon draw:style-name="gr2" draw:layer="layout" svg:width="0cm" svg:height="0cm" svg:x="17.797cm" svg:y="19.6cm" svg:viewBox="0 0 0 0" draw:points="0,0">
          <text:p/>
        </draw:polygon>
        <draw:frame draw:style-name="gr19" draw:layer="layout" svg:width="1.937cm" svg:height="0.712cm" svg:x="10.981cm" svg:y="26.55cm">
          <draw:text-box>
            <text:p text:style-name="P1"><text:span text:style-name="T1">update</text:span></text:p>
          </draw:text-box>
        </draw:frame>
        <draw:frame draw:style-name="gr23" draw:layer="layout" svg:width="1.026cm" svg:height="0.712cm" svg:x="15.536cm" svg:y="17.138cm">
          <draw:text-box>
            <text:p text:style-name="P1"><text:span text:style-name="T1">API</text:span></text:p>
          </draw:text-box>
        </draw:frame>
        <draw:polygon draw:style-name="gr22" draw:layer="layout" svg:width="3.502cm" svg:height="3.502cm" svg:x="18.397cm" svg:y="16.097cm" svg:viewBox="0 0 3503 3503" draw:points="1750,0 3503,1753 1750,3503 0,1753">
          <text:p/>
        </draw:polygon>
        <draw:polygon draw:style-name="gr2" draw:layer="layout" svg:width="0cm" svg:height="0cm" svg:x="18.397cm" svg:y="16.097cm" svg:viewBox="0 0 0 0" draw:points="0,0">
          <text:p/>
        </draw:polygon>
        <draw:polygon draw:style-name="gr2" draw:layer="layout" svg:width="0cm" svg:height="0cm" svg:x="21.9cm" svg:y="19.6cm" svg:viewBox="0 0 0 0" draw:points="0,0">
          <text:p/>
        </draw:polygon>
        <draw:frame draw:style-name="gr24" draw:layer="layout" svg:width="1.937cm" svg:height="0.712cm" svg:x="15.081cm" svg:y="17.85cm">
          <draw:text-box>
            <text:p text:style-name="P1"><text:span text:style-name="T1">update</text:span></text:p>
          </draw:text-box>
        </draw:frame>
        <draw:frame draw:style-name="gr25" draw:layer="layout" svg:width="1.162cm" svg:height="0.712cm" svg:x="19.568cm" svg:y="17.138cm">
          <draw:text-box>
            <text:p text:style-name="P1"><text:span text:style-name="T1">web</text:span></text:p>
          </draw:text-box>
        </draw:frame>
        <draw:polyline draw:style-name="gr13" draw:layer="layout" svg:width="4.098cm" svg:height="0.768cm" svg:x="11.948cm" svg:y="19.6cm" svg:viewBox="0 0 4099 769" draw:points="4099,0 4099,600 0,600 0,769">
          <text:p/>
        </draw:polyline>
        <draw:polygon draw:style-name="gr26" draw:layer="layout" svg:width="0.299cm" svg:height="0.447cm" svg:x="11.8cm" svg:y="20.351cm" svg:viewBox="0 0 300 448" draw:points="148,448 300,0 0,0">
          <text:p/>
        </draw:polygon>
        <draw:polygon draw:style-name="gr13" draw:layer="layout" svg:width="0.299cm" svg:height="0.447cm" svg:x="11.8cm" svg:y="20.351cm" svg:viewBox="0 0 300 448" draw:points="148,448 300,0 0,0">
          <text:p/>
        </draw:polygon>
        <draw:polyline draw:style-name="gr13" draw:layer="layout" svg:width="8.198cm" svg:height="0.768cm" svg:x="11.948cm" svg:y="19.6cm" svg:viewBox="0 0 8199 769" draw:points="8199,0 8199,600 0,600 0,769">
          <text:p/>
        </draw:polyline>
        <draw:polygon draw:style-name="gr9" draw:layer="layout" svg:width="0.299cm" svg:height="0.447cm" svg:x="11.8cm" svg:y="20.351cm" svg:viewBox="0 0 300 448" draw:points="148,448 300,0 0,0">
          <text:p/>
        </draw:polygon>
        <draw:polygon draw:style-name="gr1" draw:layer="layout" svg:width="3.499cm" svg:height="3.499cm" svg:x="4.501cm" svg:y="33.499cm" svg:viewBox="0 0 3500 3500" draw:points="1750,0 3500,1750 1750,3500 0,1750">
          <text:p/>
        </draw:polygon>
        <draw:polygon draw:style-name="gr2" draw:layer="layout" svg:width="0cm" svg:height="0cm" svg:x="4.501cm" svg:y="33.499cm" svg:viewBox="0 0 0 0" draw:points="0,0">
          <text:p/>
        </draw:polygon>
        <draw:polygon draw:style-name="gr2" draw:layer="layout" svg:width="0cm" svg:height="0cm" svg:x="8.001cm" svg:y="36.999cm" svg:viewBox="0 0 0 0" draw:points="0,0">
          <text:p/>
        </draw:polygon>
        <draw:frame draw:style-name="gr27" draw:layer="layout" svg:width="1.899cm" svg:height="0.712cm" svg:x="19.198cm" svg:y="17.85cm">
          <draw:text-box>
            <text:p text:style-name="P1"><text:span text:style-name="T1">upload</text:span></text:p>
          </draw:text-box>
        </draw:frame>
        <draw:frame draw:style-name="gr28" draw:layer="layout" svg:width="2.28cm" svg:height="0.712cm" svg:x="5.108cm" svg:y="34.54cm">
          <draw:text-box>
            <text:p text:style-name="P1"><text:span text:style-name="T1">ATI web</text:span></text:p>
          </draw:text-box>
        </draw:frame>
        <draw:line draw:style-name="gr13" draw:layer="layout" svg:x1="6.251cm" svg:y1="32.3cm" svg:x2="6.251cm" svg:y2="33.069cm">
          <text:p/>
        </draw:line>
        <draw:polygon draw:style-name="gr9" draw:layer="layout" svg:width="0.299cm" svg:height="0.447cm" svg:x="6.099cm" svg:y="33.051cm" svg:viewBox="0 0 300 448" draw:points="152,448 300,0 0,0">
          <text:p/>
        </draw:polygon>
        <draw:path draw:style-name="gr29" draw:layer="layout" svg:width="4.899cm" svg:height="1.798cm" svg:x="17.72cm" svg:y="12.53cm" svg:viewBox="0 0 4900 1799" svg:d="m299 0c-148 0-299 148-299 300v1199c0 152 151 300 299 300h4301c148 0 300-148 300-300v-1199c0-152-152-300-300-300z">
          <text:p/>
        </draw:path>
        <draw:polygon draw:style-name="gr2" draw:layer="layout" svg:width="0cm" svg:height="0cm" svg:x="17.72cm" svg:y="12.53cm" svg:viewBox="0 0 0 0" draw:points="0,0">
          <text:p/>
        </draw:polygon>
        <draw:polygon draw:style-name="gr2" draw:layer="layout" svg:width="0cm" svg:height="0cm" svg:x="22.62cm" svg:y="14.329cm" svg:viewBox="0 0 0 0" draw:points="0,0">
          <text:p/>
        </draw:polygon>
        <draw:frame draw:style-name="gr30" draw:layer="layout" svg:width="1.903cm" svg:height="0.712cm" svg:x="5.298cm" svg:y="35.249cm">
          <draw:text-box>
            <text:p text:style-name="P1"><text:span text:style-name="T1">search</text:span></text:p>
          </draw:text-box>
        </draw:frame>
        <draw:polyline draw:style-name="gr13" draw:layer="layout" svg:width="2.458cm" svg:height="0.02cm" svg:x="14.83cm" svg:y="13.43cm" svg:viewBox="0 0 2459 21" draw:points="0,21 1231,21 1231,0 2459,0">
          <text:p/>
        </draw:polyline>
        <draw:polygon draw:style-name="gr26" draw:layer="layout" svg:width="0.447cm" svg:height="0.299cm" svg:x="14.4cm" svg:y="13.299cm" svg:viewBox="0 0 448 300" draw:points="0,152 448,300 448,0">
          <text:p/>
        </draw:polygon>
        <draw:polygon draw:style-name="gr13" draw:layer="layout" svg:width="0.447cm" svg:height="0.299cm" svg:x="14.4cm" svg:y="13.299cm" svg:viewBox="0 0 448 300" draw:points="0,152 448,300 448,0">
          <text:p/>
        </draw:polygon>
        <draw:polygon draw:style-name="gr9" draw:layer="layout" svg:width="0.451cm" svg:height="0.299cm" svg:x="17.268cm" svg:y="13.278cm" svg:viewBox="0 0 452 300" draw:points="452,152 0,0 0,300">
          <text:p/>
        </draw:polygon>
        <draw:polyline draw:style-name="gr13" draw:layer="layout" svg:width="0.02cm" svg:height="1.34cm" svg:x="20.147cm" svg:y="14.329cm" svg:viewBox="0 0 21 1341" draw:points="21,0 21,886 0,886 0,1341">
          <text:p/>
        </draw:polyline>
        <draw:polygon draw:style-name="gr9" draw:layer="layout" svg:width="0.299cm" svg:height="0.447cm" svg:x="19.998cm" svg:y="15.649cm" svg:viewBox="0 0 300 448" draw:points="149,448 300,0 0,0">
          <text:p/>
        </draw:polygon>
        <draw:line draw:style-name="gr31" draw:layer="layout" svg:x1="1.901cm" svg:y1="10.6cm" svg:x2="2.409cm" svg:y2="10.6cm">
          <text:p/>
        </draw:line>
        <draw:line draw:style-name="gr31" draw:layer="layout" svg:x1="2.917cm" svg:y1="10.6cm" svg:x2="3.425cm" svg:y2="10.6cm">
          <text:p/>
        </draw:line>
        <draw:line draw:style-name="gr31" draw:layer="layout" svg:x1="3.933cm" svg:y1="10.6cm" svg:x2="4.441cm" svg:y2="10.6cm">
          <text:p/>
        </draw:line>
        <draw:line draw:style-name="gr31" draw:layer="layout" svg:x1="4.949cm" svg:y1="10.6cm" svg:x2="5.457cm" svg:y2="10.6cm">
          <text:p/>
        </draw:line>
        <draw:line draw:style-name="gr31" draw:layer="layout" svg:x1="5.965cm" svg:y1="10.6cm" svg:x2="6.473cm" svg:y2="10.6cm">
          <text:p/>
        </draw:line>
        <draw:line draw:style-name="gr31" draw:layer="layout" svg:x1="6.981cm" svg:y1="10.6cm" svg:x2="7.489cm" svg:y2="10.6cm">
          <text:p/>
        </draw:line>
        <draw:line draw:style-name="gr31" draw:layer="layout" svg:x1="7.997cm" svg:y1="10.6cm" svg:x2="8.505cm" svg:y2="10.6cm">
          <text:p/>
        </draw:line>
        <draw:line draw:style-name="gr31" draw:layer="layout" svg:x1="9.013cm" svg:y1="10.6cm" svg:x2="9.521cm" svg:y2="10.6cm">
          <text:p/>
        </draw:line>
        <draw:line draw:style-name="gr31" draw:layer="layout" svg:x1="10.029cm" svg:y1="10.6cm" svg:x2="10.537cm" svg:y2="10.6cm">
          <text:p/>
        </draw:line>
        <draw:line draw:style-name="gr31" draw:layer="layout" svg:x1="11.045cm" svg:y1="10.6cm" svg:x2="11.553cm" svg:y2="10.6cm">
          <text:p/>
        </draw:line>
        <draw:line draw:style-name="gr31" draw:layer="layout" svg:x1="12.061cm" svg:y1="10.6cm" svg:x2="12.569cm" svg:y2="10.6cm">
          <text:p/>
        </draw:line>
        <draw:line draw:style-name="gr31" draw:layer="layout" svg:x1="13.077cm" svg:y1="10.6cm" svg:x2="13.585cm" svg:y2="10.6cm">
          <text:p/>
        </draw:line>
        <draw:line draw:style-name="gr31" draw:layer="layout" svg:x1="14.093cm" svg:y1="10.6cm" svg:x2="14.601cm" svg:y2="10.6cm">
          <text:p/>
        </draw:line>
        <draw:line draw:style-name="gr31" draw:layer="layout" svg:x1="15.109cm" svg:y1="10.6cm" svg:x2="15.617cm" svg:y2="10.6cm">
          <text:p/>
        </draw:line>
        <draw:line draw:style-name="gr31" draw:layer="layout" svg:x1="16.125cm" svg:y1="10.6cm" svg:x2="16.633cm" svg:y2="10.6cm">
          <text:p/>
        </draw:line>
        <draw:line draw:style-name="gr31" draw:layer="layout" svg:x1="17.141cm" svg:y1="10.6cm" svg:x2="17.649cm" svg:y2="10.6cm">
          <text:p/>
        </draw:line>
        <draw:line draw:style-name="gr31" draw:layer="layout" svg:x1="18.157cm" svg:y1="10.6cm" svg:x2="18.665cm" svg:y2="10.6cm">
          <text:p/>
        </draw:line>
        <draw:line draw:style-name="gr31" draw:layer="layout" svg:x1="19.173cm" svg:y1="10.6cm" svg:x2="19.681cm" svg:y2="10.6cm">
          <text:p/>
        </draw:line>
        <draw:line draw:style-name="gr31" draw:layer="layout" svg:x1="20.189cm" svg:y1="10.6cm" svg:x2="20.697cm" svg:y2="10.6cm">
          <text:p/>
        </draw:line>
        <draw:line draw:style-name="gr31" draw:layer="layout" svg:x1="21.205cm" svg:y1="10.6cm" svg:x2="21.713cm" svg:y2="10.6cm">
          <text:p/>
        </draw:line>
        <draw:line draw:style-name="gr31" draw:layer="layout" svg:x1="22.221cm" svg:y1="10.6cm" svg:x2="22.729cm" svg:y2="10.6cm">
          <text:p/>
        </draw:line>
        <draw:line draw:style-name="gr31" draw:layer="layout" svg:x1="23.237cm" svg:y1="10.6cm" svg:x2="23.745cm" svg:y2="10.6cm">
          <text:p/>
        </draw:line>
        <draw:line draw:style-name="gr31" draw:layer="layout" svg:x1="24.253cm" svg:y1="10.6cm" svg:x2="24.761cm" svg:y2="10.6cm">
          <text:p/>
        </draw:line>
        <draw:line draw:style-name="gr31" draw:layer="layout" svg:x1="25.269cm" svg:y1="10.6cm" svg:x2="25.777cm" svg:y2="10.6cm">
          <text:p/>
        </draw:line>
        <draw:frame draw:style-name="gr20" draw:layer="layout" svg:width="2.716cm" svg:height="0.712cm" svg:x="18.813cm" svg:y="13.077cm">
          <draw:text-box>
            <text:p text:style-name="P1"><text:span text:style-name="T1">XLS edits</text:span></text:p>
          </draw:text-box>
        </draw:frame>
        <draw:frame draw:style-name="gr32" draw:layer="layout" svg:width="3.418cm" svg:height="0.712cm" svg:x="2.173cm" svg:y="11.024cm">
          <draw:text-box>
            <text:p text:style-name="P1"><text:span text:style-name="T2">items above</text:span></text:p>
          </draw:text-box>
        </draw:frame>
        <draw:frame draw:style-name="gr33" draw:layer="layout" svg:width="3.664cm" svg:height="0.712cm" svg:x="2.049cm" svg:y="11.737cm">
          <draw:text-box>
            <text:p text:style-name="P1"><text:span text:style-name="T2">to be phased</text:span></text:p>
          </draw:text-box>
        </draw:frame>
        <draw:polygon draw:style-name="gr34" draw:layer="layout" svg:width="3.502cm" svg:height="3.502cm" svg:x="22.496cm" svg:y="16.097cm" svg:viewBox="0 0 3503 3503" draw:points="1750,0 3503,1750 1750,3503 0,1750">
          <text:p/>
        </draw:polygon>
        <draw:polygon draw:style-name="gr2" draw:layer="layout" svg:width="0cm" svg:height="0cm" svg:x="22.496cm" svg:y="16.097cm" svg:viewBox="0 0 0 0" draw:points="0,0">
          <text:p/>
        </draw:polygon>
        <draw:polygon draw:style-name="gr2" draw:layer="layout" svg:width="0cm" svg:height="0cm" svg:x="25.999cm" svg:y="19.6cm" svg:viewBox="0 0 0 0" draw:points="0,0">
          <text:p/>
        </draw:polygon>
        <draw:frame draw:style-name="gr35" draw:layer="layout" svg:width="0.883cm" svg:height="0.712cm" svg:x="3.439cm" svg:y="12.449cm">
          <draw:text-box>
            <text:p text:style-name="P1"><text:span text:style-name="T2">out</text:span></text:p>
          </draw:text-box>
        </draw:frame>
        <draw:frame draw:style-name="gr25" draw:layer="layout" svg:width="1.162cm" svg:height="0.712cm" svg:x="23.667cm" svg:y="17.138cm">
          <draw:text-box>
            <text:p text:style-name="P1"><text:span text:style-name="T1">web</text:span></text:p>
          </draw:text-box>
        </draw:frame>
        <draw:polyline draw:style-name="gr13" draw:layer="layout" svg:width="12.297cm" svg:height="0.772cm" svg:x="11.948cm" svg:y="19.596cm" svg:viewBox="0 0 12298 773" draw:points="12298,0 12298,604 0,604 0,773">
          <text:p/>
        </draw:polyline>
        <draw:polygon draw:style-name="gr9" draw:layer="layout" svg:width="0.299cm" svg:height="0.447cm" svg:x="11.8cm" svg:y="20.351cm" svg:viewBox="0 0 300 448" draw:points="148,448 300,0 0,0">
          <text:p/>
        </draw:polygon>
        <draw:polygon draw:style-name="gr1" draw:layer="layout" svg:width="3.598cm" svg:height="2.098cm" svg:x="15.8cm" svg:y="7.2cm" svg:viewBox="0 0 3599 2099" draw:points="0,0 3599,0 3599,1838 3151,2099 0,2099">
          <text:p/>
        </draw:polygon>
        <draw:polygon draw:style-name="gr2" draw:layer="layout" svg:width="0cm" svg:height="0cm" svg:x="15.8cm" svg:y="7.1cm" svg:viewBox="0 0 0 0" draw:points="0,0">
          <text:p/>
        </draw:polygon>
        <draw:polygon draw:style-name="gr2" draw:layer="layout" svg:width="0cm" svg:height="0cm" svg:x="19.399cm" svg:y="9.299cm" svg:viewBox="0 0 0 0" draw:points="0,0">
          <text:p/>
        </draw:polygon>
        <draw:path draw:style-name="gr14" draw:layer="layout" svg:width="0.447cm" svg:height="0.26cm" svg:x="18.951cm" svg:y="9.038cm" svg:viewBox="0 0 448 261" svg:d="m0 261 116-261c113 35 106 14 332 0z">
          <text:p/>
        </draw:path>
        <draw:path draw:style-name="gr2" draw:layer="layout" svg:width="0.447cm" svg:height="0.26cm" svg:x="18.951cm" svg:y="9.038cm" svg:viewBox="0 0 448 261" svg:d="m0 261 116-261c113 35 106 14 332 0z">
          <text:p/>
        </draw:path>
        <draw:polygon draw:style-name="gr2" draw:layer="layout" svg:width="0cm" svg:height="0cm" svg:x="15.8cm" svg:y="7.1cm" svg:viewBox="0 0 0 0" draw:points="0,0">
          <text:p/>
        </draw:polygon>
        <draw:polygon draw:style-name="gr2" draw:layer="layout" svg:width="0cm" svg:height="0cm" svg:x="19.399cm" svg:y="9.299cm" svg:viewBox="0 0 0 0" draw:points="0,0">
          <text:p/>
        </draw:polygon>
        <draw:frame draw:style-name="gr36" draw:layer="layout" svg:width="1.865cm" svg:height="0.712cm" svg:x="23.315cm" svg:y="17.85cm">
          <draw:text-box>
            <text:p text:style-name="P1"><text:span text:style-name="T1">editing</text:span></text:p>
          </draw:text-box>
        </draw:frame>
        <draw:frame draw:style-name="gr37" draw:layer="layout" svg:width="1.797cm" svg:height="0.712cm" svg:x="16.704cm" svg:y="7.415cm">
          <draw:text-box>
            <text:p text:style-name="P1"><text:span text:style-name="T1">merge</text:span></text:p>
          </draw:text-box>
        </draw:frame>
        <draw:polyline draw:style-name="gr13" draw:layer="layout" svg:width="1.671cm" svg:height="0.003cm" svg:x="13.698cm" svg:y="8.247cm" svg:viewBox="0 0 1672 4" draw:points="0,4 1051,4 1051,0 1672,0">
          <text:p/>
        </draw:polyline>
        <draw:polygon draw:style-name="gr9" draw:layer="layout" svg:width="0.45cm" svg:height="0.299cm" svg:x="15.349cm" svg:y="8.099cm" svg:viewBox="0 0 451 300" draw:points="451,148 0,0 0,300">
          <text:p/>
        </draw:polygon>
        <draw:polygon draw:style-name="gr1" draw:layer="layout" svg:width="3.4cm" svg:height="1.099cm" svg:x="13.299cm" svg:y="35.2cm" svg:viewBox="0 0 3401 1100" draw:points="1701,1100 0,1100 0,0 3401,0 3401,1100">
          <text:p/>
        </draw:polygon>
        <draw:frame draw:style-name="gr38" draw:layer="layout" svg:width="2.042cm" svg:height="0.712cm" svg:x="16.58cm" svg:y="8.128cm">
          <draw:text-box>
            <text:p text:style-name="P1"><text:span text:style-name="T1">failures</text:span></text:p>
          </draw:text-box>
        </draw:frame>
        <draw:polygon draw:style-name="gr22" draw:layer="layout" svg:width="3.396cm" svg:height="1.096cm" svg:x="17.3cm" svg:y="35.2cm" svg:viewBox="0 0 3397 1097" draw:points="1700,1097 0,1097 0,0 3397,0 3397,1097">
          <text:p/>
        </draw:polygon>
        <draw:frame draw:style-name="gr39" draw:layer="layout" svg:width="1.975cm" svg:height="0.712cm" svg:x="14.012cm" svg:y="35.398cm">
          <draw:text-box>
            <text:p text:style-name="P1"><text:span text:style-name="T1">current</text:span></text:p>
          </draw:text-box>
        </draw:frame>
        <draw:polygon draw:style-name="gr34" draw:layer="layout" svg:width="3.399cm" svg:height="1.1cm" svg:x="21.297cm" svg:y="35.196cm" svg:viewBox="0 0 3400 1101" draw:points="1700,1101 0,1101 0,0 3400,0 3400,1101">
          <text:p/>
        </draw:polygon>
        <draw:frame draw:style-name="gr40" draw:layer="layout" svg:width="1.407cm" svg:height="0.712cm" svg:x="18.298cm" svg:y="35.394cm">
          <draw:text-box>
            <text:p text:style-name="P1"><text:span text:style-name="T1">done</text:span></text:p>
          </draw:text-box>
        </draw:frame>
        <draw:polygon draw:style-name="gr22" draw:layer="layout" svg:width="3.498cm" svg:height="3.498cm" svg:x="14.319cm" svg:y="24.8cm" svg:viewBox="0 0 3499 3499" draw:points="1750,0 3499,1750 1750,3499 0,1750">
          <text:p/>
        </draw:polygon>
        <draw:polygon draw:style-name="gr2" draw:layer="layout" svg:width="0cm" svg:height="0cm" svg:x="14.319cm" svg:y="24.8cm" svg:viewBox="0 0 0 0" draw:points="0,0">
          <text:p/>
        </draw:polygon>
        <draw:polygon draw:style-name="gr2" draw:layer="layout" svg:width="0cm" svg:height="0cm" svg:x="17.818cm" svg:y="28.299cm" svg:viewBox="0 0 0 0" draw:points="0,0">
          <text:p/>
        </draw:polygon>
        <draw:frame draw:style-name="gr41" draw:layer="layout" svg:width="2.25cm" svg:height="0.712cm" svg:x="21.875cm" svg:y="35.394cm">
          <draw:text-box>
            <text:p text:style-name="P1"><text:span text:style-name="T1">planned</text:span></text:p>
          </draw:text-box>
        </draw:frame>
        <draw:frame draw:style-name="gr42" draw:layer="layout" svg:width="1.306cm" svg:height="0.712cm" svg:x="15.416cm" svg:y="25.837cm">
          <draw:text-box>
            <text:p text:style-name="P1"><text:span text:style-name="T1">CSV</text:span></text:p>
          </draw:text-box>
        </draw:frame>
        <draw:polyline draw:style-name="gr13" draw:layer="layout" svg:width="4.12cm" svg:height="0.768cm" svg:x="11.948cm" svg:y="23.6cm" svg:viewBox="0 0 4121 769" draw:points="0,0 0,600 4121,600 4121,769">
          <text:p/>
        </draw:polyline>
        <draw:polygon draw:style-name="gr9" draw:layer="layout" svg:width="0.302cm" svg:height="0.451cm" svg:x="15.917cm" svg:y="24.348cm" svg:viewBox="0 0 303 452" draw:points="152,452 303,0 0,0">
          <text:p/>
        </draw:polygon>
        <draw:polygon draw:style-name="gr22" draw:layer="layout" svg:width="3.597cm" svg:height="2.098cm" svg:x="14.291cm" svg:y="29.301cm" svg:viewBox="0 0 3598 2099" draw:points="0,0 3598,0 3598,1838 3150,2099 0,2099">
          <text:p/>
        </draw:polygon>
        <draw:polygon draw:style-name="gr2" draw:layer="layout" svg:width="0cm" svg:height="0cm" svg:x="14.291cm" svg:y="29.301cm" svg:viewBox="0 0 0 0" draw:points="0,0">
          <text:p/>
        </draw:polygon>
        <draw:polygon draw:style-name="gr2" draw:layer="layout" svg:width="0cm" svg:height="0cm" svg:x="17.889cm" svg:y="31.4cm" svg:viewBox="0 0 0 0" draw:points="0,0">
          <text:p/>
        </draw:polygon>
        <draw:path draw:style-name="gr43" draw:layer="layout" svg:width="0.447cm" svg:height="0.26cm" svg:x="17.441cm" svg:y="31.139cm" svg:viewBox="0 0 448 261" svg:d="m0 261 116-261c113 35 106 14 332 0z">
          <text:p/>
        </draw:path>
        <draw:path draw:style-name="gr2" draw:layer="layout" svg:width="0.447cm" svg:height="0.26cm" svg:x="17.441cm" svg:y="31.139cm" svg:viewBox="0 0 448 261" svg:d="m0 261 116-261c113 35 106 14 332 0z">
          <text:p/>
        </draw:path>
        <draw:polygon draw:style-name="gr2" draw:layer="layout" svg:width="0cm" svg:height="0cm" svg:x="14.291cm" svg:y="29.301cm" svg:viewBox="0 0 0 0" draw:points="0,0">
          <text:p/>
        </draw:polygon>
        <draw:polygon draw:style-name="gr2" draw:layer="layout" svg:width="0cm" svg:height="0cm" svg:x="17.889cm" svg:y="31.4cm" svg:viewBox="0 0 0 0" draw:points="0,0">
          <text:p/>
        </draw:polygon>
        <draw:frame draw:style-name="gr44" draw:layer="layout" svg:width="1.763cm" svg:height="0.712cm" svg:x="15.187cm" svg:y="26.55cm">
          <draw:text-box>
            <text:p text:style-name="P1"><text:span text:style-name="T1">export</text:span></text:p>
          </draw:text-box>
        </draw:frame>
        <draw:frame draw:style-name="gr45" draw:layer="layout" svg:width="2.572cm" svg:height="0.712cm" svg:x="14.806cm" svg:y="29.517cm">
          <draw:text-box>
            <text:p text:style-name="P1"><text:span text:style-name="T1">complete</text:span></text:p>
          </draw:text-box>
        </draw:frame>
        <draw:polyline draw:style-name="gr13" draw:layer="layout" svg:width="0.02cm" svg:height="0.571cm" svg:x="16.069cm" svg:y="28.299cm" svg:viewBox="0 0 21 572" draw:points="0,0 0,501 21,501 21,572">
          <text:p/>
        </draw:polyline>
        <draw:polygon draw:style-name="gr9" draw:layer="layout" svg:width="0.299cm" svg:height="0.45cm" svg:x="15.938cm" svg:y="28.85cm" svg:viewBox="0 0 300 451" draw:points="152,451 300,0 0,0">
          <text:p/>
        </draw:polygon>
        <draw:frame draw:style-name="gr46" draw:layer="layout" svg:width="2.423cm" svg:height="0.712cm" svg:x="14.876cm" svg:y="30.229cm">
          <draw:text-box>
            <text:p text:style-name="P1"><text:span text:style-name="T1">ATI CSV</text:span></text:p>
          </draw:text-box>
        </draw:frame>
        <draw:frame draw:style-name="gr47" draw:text-style-name="P2" draw:layer="layout" svg:width="8.3cm" svg:height="0.395cm" svg:x="1.7cm" svg:y="7.701cm">
          <draw:text-box>
            <text:p><text:span text:style-name="T3"><text:a xlink:href="https://github.com/open-data/ati-summaries/blob/master/build_org_xls_files.py" xlink:type="simple">https://github.com/open-data/ati-summaries/blob/master/build_org_xls_files.py</text:a></text:span></text:p>
          </draw:text-box>
        </draw:frame>
        <draw:frame draw:style-name="gr47" draw:text-style-name="P2" draw:layer="layout" svg:width="8.3cm" svg:height="0.789cm" svg:x="1.7cm" svg:y="17.502cm">
          <draw:text-box>
            <text:p><text:span text:style-name="T3"># in ckanext-recombinant</text:span></text:p>
            <text:p><text:span text:style-name="T3">paster recombinant load-xls .../*.xls</text:span></text:p>
          </draw:text-box>
        </draw:frame>
        <draw:frame draw:style-name="gr47" draw:text-style-name="P2" draw:layer="layout" svg:width="8.3cm" svg:height="1.183cm" svg:x="1.7cm" svg:y="26.003cm">
          <draw:text-box>
            <text:p><text:span text:style-name="T3"># in ckanext-canada</text:span></text:p>
            <text:p><text:span text:style-name="T3">paster ati clear</text:span></text:p>
            <text:p><text:span text:style-name="T3">paster ati rebuild </text:span></text:p>
          </draw:text-box>
        </draw:frame>
        <draw:frame draw:style-name="gr47" draw:text-style-name="P2" draw:layer="layout" svg:width="8.3cm" svg:height="1.183cm" svg:x="18.8cm" svg:y="26cm">
          <draw:text-box>
            <text:p><text:span text:style-name="T3"># in ckanext-recombinant</text:span></text:p>
            <text:p><text:span text:style-name="T3">paster recombinant combine ati-summaries</text:span></text:p>
            <text:p><text:span text:style-name="T3">paster recombinant combine ati-none</text:span></text:p>
          </draw:text-box>
        </draw:frame>
        <draw:frame draw:style-name="gr47" draw:text-style-name="P2" draw:layer="layout" svg:width="8.3cm" svg:height="0.395cm" svg:x="13.4cm" svg:y="1.801cm">
          <draw:text-box>
            <text:p><text:span text:style-name="T3"><text:a xlink:href="https://github.com/open-data/ati-summaries/blob/master/data/ai-utf8-fra.csv" xlink:type="simple">https://github.com/open-data/ati-summaries/blob/master/data/ai-utf8-fra.csv</text:a></text:span></text:p>
          </draw:text-box>
        </draw:frame>
        <draw:frame draw:style-name="gr47" draw:text-style-name="P2" draw:layer="layout" svg:width="8.3cm" svg:height="0.395cm" svg:x="13.4cm" svg:y="2.902cm">
          <draw:text-box>
            <text:p><text:span text:style-name="T3"><text:a xlink:href="https://github.com/open-data/ati-summaries/blob/master/data/ai-utf8-eng.csv" xlink:type="simple">https://github.com/open-data/ati-summaries/blob/master/data/ai-utf8-eng.csv</text:a></text:span></text:p>
          </draw:text-box>
        </draw:frame>
        <draw:frame draw:style-name="gr47" draw:text-style-name="P2" draw:layer="layout" svg:width="8.3cm" svg:height="0.395cm" svg:x="15.8cm" svg:y="5.905cm">
          <draw:text-box>
            <text:p><text:span text:style-name="T3"><text:a xlink:href="https://github.com/open-data/ati-summaries/blob/master/data/unmatched_eng.csv" xlink:type="simple">https://github.com/open-data/ati-summaries/blob/master/data/unmatched_eng.csv</text:a></text:span></text:p>
          </draw:text-box>
        </draw:frame>
        <draw:frame draw:style-name="gr47" draw:text-style-name="P2" draw:layer="layout" svg:width="8.3cm" svg:height="0.395cm" svg:x="15.8cm" svg:y="4.806cm">
          <draw:text-box>
            <text:p><text:span text:style-name="T3"><text:a xlink:href="https://github.com/open-data/ati-summaries/blob/master/data/unmatched_fra.csv" xlink:type="simple">https://github.com/open-data/ati-summaries/blob/master/data/unmatched_fra.csv</text:a></text:span></text:p>
          </draw:text-box>
        </draw:frame>
      </draw:page>
      <draw:page draw:name="page2" draw:style-name="dp1" draw:master-page-name="master-page3">
        <draw:path draw:style-name="gr1" draw:layer="layout" svg:width="4.501cm" svg:height="2.8cm" svg:x="10.897cm" svg:y="33.298cm" svg:viewBox="0 0 4502 2801" svg:d="m2251 0c-1228 0-2251 159-2251 350v2102c0 191 1023 349 2251 349s2251-158 2251-349v-2102c0-191-1023-350-2251-350z">
          <text:p/>
        </draw:path>
        <draw:polygon draw:style-name="gr2" draw:layer="layout" svg:width="0cm" svg:height="0cm" svg:x="10.897cm" svg:y="33.298cm" svg:viewBox="0 0 0 0" draw:points="0,0">
          <text:p/>
        </draw:polygon>
        <draw:polygon draw:style-name="gr2" draw:layer="layout" svg:width="0cm" svg:height="0cm" svg:x="15.399cm" svg:y="36.099cm" svg:viewBox="0 0 0 0" draw:points="0,0">
          <text:p/>
        </draw:polygon>
        <draw:path draw:style-name="gr3" draw:layer="layout" svg:width="4.501cm" svg:height="0.698cm" svg:x="10.897cm" svg:y="33.298cm" svg:viewBox="0 0 4502 699" svg:d="m2251 0c-1228 0-2251 159-2251 350 0 190 1023 349 2251 349s2251-159 2251-349c0-191-1023-350-2251-350z">
          <text:p/>
        </draw:path>
        <draw:polygon draw:style-name="gr2" draw:layer="layout" svg:width="0cm" svg:height="0cm" svg:x="10.897cm" svg:y="33.298cm" svg:viewBox="0 0 0 0" draw:points="0,0">
          <text:p/>
        </draw:polygon>
        <draw:polygon draw:style-name="gr2" draw:layer="layout" svg:width="0cm" svg:height="0cm" svg:x="15.399cm" svg:y="36.099cm" svg:viewBox="0 0 0 0" draw:points="0,0">
          <text:p/>
        </draw:polygon>
        <draw:frame draw:style-name="gr20" draw:layer="layout" svg:width="2.821cm" svg:height="0.712cm" svg:x="11.741cm" svg:y="34.519cm">
          <draw:text-box>
            <text:p text:style-name="P1"><text:span text:style-name="T1">CKAN DB</text:span></text:p>
          </draw:text-box>
        </draw:frame>
        <draw:polygon draw:style-name="gr1" draw:layer="layout" svg:width="3.4cm" svg:height="1.096cm" svg:x="13.299cm" svg:y="39.4cm" svg:viewBox="0 0 3401 1097" draw:points="1701,1097 0,1097 0,0 3401,0 3401,1097">
          <text:p/>
        </draw:polygon>
        <draw:polygon draw:style-name="gr22" draw:layer="layout" svg:width="3.4cm" svg:height="1.1cm" svg:x="17.296cm" svg:y="39.396cm" svg:viewBox="0 0 3401 1101" draw:points="1701,1101 0,1101 0,0 3401,0 3401,1101">
          <text:p/>
        </draw:polygon>
        <draw:frame draw:style-name="gr39" draw:layer="layout" svg:width="1.975cm" svg:height="0.712cm" svg:x="14.012cm" svg:y="39.594cm">
          <draw:text-box>
            <text:p text:style-name="P1"><text:span text:style-name="T1">current</text:span></text:p>
          </draw:text-box>
        </draw:frame>
        <draw:polygon draw:style-name="gr34" draw:layer="layout" svg:width="3.399cm" svg:height="1.1cm" svg:x="21.297cm" svg:y="39.396cm" svg:viewBox="0 0 3400 1101" draw:points="1700,1101 0,1101 0,0 3400,0 3400,1101">
          <text:p/>
        </draw:polygon>
        <draw:frame draw:style-name="gr48" draw:layer="layout" svg:width="1.407cm" svg:height="0.712cm" svg:x="18.295cm" svg:y="39.594cm">
          <draw:text-box>
            <text:p text:style-name="P1"><text:span text:style-name="T1">done</text:span></text:p>
          </draw:text-box>
        </draw:frame>
        <draw:polygon draw:style-name="gr1" draw:layer="layout" svg:width="3.601cm" svg:height="2.5cm" svg:x="11.331cm" svg:y="4.099cm" svg:viewBox="0 0 3602 2501" draw:points="0,0 3602,0 3602,2187 3151,2501 0,2501">
          <text:p/>
        </draw:polygon>
        <draw:polygon draw:style-name="gr2" draw:layer="layout" svg:width="0cm" svg:height="0cm" svg:x="11.331cm" svg:y="4.099cm" svg:viewBox="0 0 0 0" draw:points="0,0">
          <text:p/>
        </draw:polygon>
        <draw:polygon draw:style-name="gr2" draw:layer="layout" svg:width="0cm" svg:height="0cm" svg:x="14.933cm" svg:y="6.6cm" svg:viewBox="0 0 0 0" draw:points="0,0">
          <text:p/>
        </draw:polygon>
        <draw:path draw:style-name="gr14" draw:layer="layout" svg:width="0.45cm" svg:height="0.313cm" svg:x="14.482cm" svg:y="6.286cm" svg:viewBox="0 0 451 314" svg:d="m0 314 116-314c113 46 109 21 335 0z">
          <text:p/>
        </draw:path>
        <draw:path draw:style-name="gr2" draw:layer="layout" svg:width="0.45cm" svg:height="0.313cm" svg:x="14.482cm" svg:y="6.286cm" svg:viewBox="0 0 451 314" svg:d="m0 314 116-314c113 46 109 21 335 0z">
          <text:p/>
        </draw:path>
        <draw:polygon draw:style-name="gr2" draw:layer="layout" svg:width="0cm" svg:height="0cm" svg:x="11.331cm" svg:y="4.099cm" svg:viewBox="0 0 0 0" draw:points="0,0">
          <text:p/>
        </draw:polygon>
        <draw:polygon draw:style-name="gr2" draw:layer="layout" svg:width="0cm" svg:height="0cm" svg:x="14.933cm" svg:y="6.6cm" svg:viewBox="0 0 0 0" draw:points="0,0">
          <text:p/>
        </draw:polygon>
        <draw:frame draw:style-name="gr49" draw:layer="layout" svg:width="2.25cm" svg:height="0.712cm" svg:x="21.872cm" svg:y="39.594cm">
          <draw:text-box>
            <text:p text:style-name="P1"><text:span text:style-name="T1">planned</text:span></text:p>
          </draw:text-box>
        </draw:frame>
        <draw:polygon draw:style-name="gr1" draw:layer="layout" svg:width="3.499cm" svg:height="3.502cm" svg:x="11.398cm" svg:y="7.496cm" svg:viewBox="0 0 3500 3503" draw:points="1750,0 3500,1750 1750,3503 0,1750">
          <text:p/>
        </draw:polygon>
        <draw:polygon draw:style-name="gr2" draw:layer="layout" svg:width="0cm" svg:height="0cm" svg:x="11.398cm" svg:y="7.496cm" svg:viewBox="0 0 0 0" draw:points="0,0">
          <text:p/>
        </draw:polygon>
        <draw:polygon draw:style-name="gr2" draw:layer="layout" svg:width="0cm" svg:height="0cm" svg:x="14.898cm" svg:y="10.999cm" svg:viewBox="0 0 0 0" draw:points="0,0">
          <text:p/>
        </draw:polygon>
        <draw:frame draw:style-name="gr50" draw:layer="layout" svg:width="2.398cm" svg:height="0.712cm" svg:x="11.935cm" svg:y="4.847cm">
          <draw:text-box>
            <text:p text:style-name="P1"><text:span text:style-name="T1">org CSV</text:span></text:p>
          </draw:text-box>
        </draw:frame>
        <draw:frame draw:style-name="gr42" draw:layer="layout" svg:width="1.306cm" svg:height="0.712cm" svg:x="12.495cm" svg:y="8.537cm">
          <draw:text-box>
            <text:p text:style-name="P1"><text:span text:style-name="T1">CSV</text:span></text:p>
          </draw:text-box>
        </draw:frame>
        <draw:polygon draw:style-name="gr1" draw:layer="layout" svg:width="3.597cm" svg:height="2.5cm" svg:x="11.363cm" svg:y="12.199cm" svg:viewBox="0 0 3598 2501" draw:points="0,0 3598,0 3598,2187 3147,2501 0,2501">
          <text:p/>
        </draw:polygon>
        <draw:polygon draw:style-name="gr2" draw:layer="layout" svg:width="0cm" svg:height="0cm" svg:x="11.363cm" svg:y="12.199cm" svg:viewBox="0 0 0 0" draw:points="0,0">
          <text:p/>
        </draw:polygon>
        <draw:polygon draw:style-name="gr2" draw:layer="layout" svg:width="0cm" svg:height="0cm" svg:x="14.961cm" svg:y="14.7cm" svg:viewBox="0 0 0 0" draw:points="0,0">
          <text:p/>
        </draw:polygon>
        <draw:path draw:style-name="gr14" draw:layer="layout" svg:width="0.45cm" svg:height="0.313cm" svg:x="14.51cm" svg:y="14.386cm" svg:viewBox="0 0 451 314" svg:d="m0 314 120-314c113 46 106 17 331 0z">
          <text:p/>
        </draw:path>
        <draw:path draw:style-name="gr2" draw:layer="layout" svg:width="0.45cm" svg:height="0.313cm" svg:x="14.51cm" svg:y="14.386cm" svg:viewBox="0 0 451 314" svg:d="m0 314 120-314c113 46 106 17 331 0z">
          <text:p/>
        </draw:path>
        <draw:polygon draw:style-name="gr2" draw:layer="layout" svg:width="0cm" svg:height="0cm" svg:x="11.363cm" svg:y="12.199cm" svg:viewBox="0 0 0 0" draw:points="0,0">
          <text:p/>
        </draw:polygon>
        <draw:polygon draw:style-name="gr2" draw:layer="layout" svg:width="0cm" svg:height="0cm" svg:x="14.961cm" svg:y="14.7cm" svg:viewBox="0 0 0 0" draw:points="0,0">
          <text:p/>
        </draw:polygon>
        <draw:frame draw:style-name="gr51" draw:layer="layout" svg:width="2.081cm" svg:height="0.712cm" svg:x="12.107cm" svg:y="9.25cm">
          <draw:text-box>
            <text:p text:style-name="P1"><text:span text:style-name="T1">convert</text:span></text:p>
          </draw:text-box>
        </draw:frame>
        <draw:polygon draw:style-name="gr1" draw:layer="layout" svg:width="3.502cm" svg:height="3.498cm" svg:x="11.395cm" svg:y="23.897cm" svg:viewBox="0 0 3503 3499" draw:points="1753,0 3503,1750 1753,3499 0,1750">
          <text:p/>
        </draw:polygon>
        <draw:polygon draw:style-name="gr2" draw:layer="layout" svg:width="0cm" svg:height="0cm" svg:x="11.395cm" svg:y="23.897cm" svg:viewBox="0 0 0 0" draw:points="0,0">
          <text:p/>
        </draw:polygon>
        <draw:polygon draw:style-name="gr2" draw:layer="layout" svg:width="0cm" svg:height="0cm" svg:x="14.898cm" svg:y="27.396cm" svg:viewBox="0 0 0 0" draw:points="0,0">
          <text:p/>
        </draw:polygon>
        <draw:frame draw:style-name="gr52" draw:text-style-name="P4" draw:layer="layout" svg:width="2.788cm" svg:height="1.423cm" svg:x="11.769cm" svg:y="12.677cm">
          <draw:text-box>
            <text:p text:style-name="P3"><text:span text:style-name="T1">detailed</text:span></text:p>
            <text:p text:style-name="P3"><text:span text:style-name="T1">org JSON</text:span></text:p>
          </draw:text-box>
        </draw:frame>
        <draw:frame draw:style-name="gr19" draw:layer="layout" svg:width="1.937cm" svg:height="0.712cm" svg:x="12.178cm" svg:y="24.938cm">
          <draw:text-box>
            <text:p text:style-name="P1"><text:span text:style-name="T1">update</text:span></text:p>
          </draw:text-box>
        </draw:frame>
        <draw:polygon draw:style-name="gr34" draw:layer="layout" svg:width="3.499cm" svg:height="3.498cm" svg:x="16.397cm" svg:y="28.797cm" svg:viewBox="0 0 3500 3499" draw:points="1750,0 3500,1750 1750,3499 0,1750">
          <text:p/>
        </draw:polygon>
        <draw:polygon draw:style-name="gr2" draw:layer="layout" svg:width="0cm" svg:height="0cm" svg:x="16.397cm" svg:y="28.797cm" svg:viewBox="0 0 0 0" draw:points="0,0">
          <text:p/>
        </draw:polygon>
        <draw:polygon draw:style-name="gr2" draw:layer="layout" svg:width="0cm" svg:height="0cm" svg:x="19.897cm" svg:y="32.296cm" svg:viewBox="0 0 0 0" draw:points="0,0">
          <text:p/>
        </draw:polygon>
        <draw:frame draw:style-name="gr53" draw:layer="layout" svg:width="1.234cm" svg:height="0.712cm" svg:x="12.531cm" svg:y="25.647cm">
          <draw:text-box>
            <text:p text:style-name="P1"><text:span text:style-name="T1">orgs</text:span></text:p>
          </draw:text-box>
        </draw:frame>
        <draw:frame draw:style-name="gr54" draw:layer="layout" svg:width="1.162cm" svg:height="0.712cm" svg:x="17.565cm" svg:y="29.834cm">
          <draw:text-box>
            <text:p text:style-name="P1"><text:span text:style-name="T1">web</text:span></text:p>
          </draw:text-box>
        </draw:frame>
        <draw:polyline draw:style-name="gr13" draw:layer="layout" svg:width="0.013cm" svg:height="0.468cm" svg:x="13.134cm" svg:y="6.6cm" svg:viewBox="0 0 14 469" draw:points="0,0 0,448 14,448 14,469">
          <text:p/>
        </draw:polyline>
        <draw:polygon draw:style-name="gr9" draw:layer="layout" svg:width="0.299cm" svg:height="0.447cm" svg:x="12.996cm" svg:y="7.048cm" svg:viewBox="0 0 300 448" draw:points="152,448 300,0 0,0">
          <text:p/>
        </draw:polygon>
        <draw:polyline draw:style-name="gr13" draw:layer="layout" svg:width="0.013cm" svg:height="0.768cm" svg:x="13.148cm" svg:y="10.999cm" svg:viewBox="0 0 14 769" draw:points="0,0 0,600 14,600 14,769">
          <text:p/>
        </draw:polyline>
        <draw:polygon draw:style-name="gr9" draw:layer="layout" svg:width="0.298cm" svg:height="0.451cm" svg:x="13.011cm" svg:y="11.747cm" svg:viewBox="0 0 299 452" draw:points="151,452 299,0 0,0">
          <text:p/>
        </draw:polygon>
        <draw:polyline draw:style-name="gr13" draw:layer="layout" svg:width="0.013cm" svg:height="0.67cm" svg:x="13.148cm" svg:y="22.796cm" svg:viewBox="0 0 14 671" draw:points="14,0 14,551 0,551 0,671">
          <text:p/>
        </draw:polyline>
        <draw:polygon draw:style-name="gr9" draw:layer="layout" svg:width="0.299cm" svg:height="0.451cm" svg:x="12.996cm" svg:y="23.445cm" svg:viewBox="0 0 300 452" draw:points="152,452 300,0 0,0">
          <text:p/>
        </draw:polygon>
        <draw:polyline draw:style-name="gr13" draw:layer="layout" svg:width="0cm" svg:height="5.603cm" svg:x="13.148cm" svg:y="27.396cm" svg:viewBox="0 0 0 5604" draw:points="0,0 0,4908 0,5604">
          <text:p/>
        </draw:polyline>
        <draw:polygon draw:style-name="gr9" draw:layer="layout" svg:width="0.299cm" svg:height="0.45cm" svg:x="13cm" svg:y="32.847cm" svg:viewBox="0 0 300 451" draw:points="148,451 300,0 0,0">
          <text:p/>
        </draw:polygon>
        <draw:polyline draw:style-name="gr13" draw:layer="layout" svg:width="4.998cm" svg:height="0.571cm" svg:x="13.148cm" svg:y="32.296cm" svg:viewBox="0 0 4999 572" draw:points="4999,0 4999,501 0,501 0,572">
          <text:p/>
        </draw:polyline>
        <draw:polygon draw:style-name="gr9" draw:layer="layout" svg:width="0.299cm" svg:height="0.45cm" svg:x="13cm" svg:y="32.847cm" svg:viewBox="0 0 300 451" draw:points="148,451 300,0 0,0">
          <text:p/>
        </draw:polygon>
        <draw:frame draw:style-name="gr55" draw:layer="layout" svg:width="2.042cm" svg:height="0.712cm" svg:x="17.124cm" svg:y="30.547cm">
          <draw:text-box>
            <text:p text:style-name="P1"><text:span text:style-name="T1">editing </text:span></text:p>
          </draw:text-box>
        </draw:frame>
        <draw:line draw:style-name="gr31" draw:layer="layout" svg:x1="1.901cm" svg:y1="27.639cm" svg:x2="2.409cm" svg:y2="27.639cm">
          <text:p/>
        </draw:line>
        <draw:line draw:style-name="gr31" draw:layer="layout" svg:x1="1.901cm" svg:y1="27.639cm" svg:x2="2.409cm" svg:y2="27.639cm">
          <text:p/>
        </draw:line>
        <draw:line draw:style-name="gr31" draw:layer="layout" svg:x1="2.917cm" svg:y1="27.639cm" svg:x2="3.425cm" svg:y2="27.639cm">
          <text:p/>
        </draw:line>
        <draw:line draw:style-name="gr31" draw:layer="layout" svg:x1="3.933cm" svg:y1="27.639cm" svg:x2="4.441cm" svg:y2="27.639cm">
          <text:p/>
        </draw:line>
        <draw:line draw:style-name="gr31" draw:layer="layout" svg:x1="4.949cm" svg:y1="27.639cm" svg:x2="5.457cm" svg:y2="27.639cm">
          <text:p/>
        </draw:line>
        <draw:line draw:style-name="gr31" draw:layer="layout" svg:x1="5.965cm" svg:y1="27.639cm" svg:x2="6.473cm" svg:y2="27.639cm">
          <text:p/>
        </draw:line>
        <draw:line draw:style-name="gr31" draw:layer="layout" svg:x1="6.981cm" svg:y1="27.639cm" svg:x2="7.489cm" svg:y2="27.639cm">
          <text:p/>
        </draw:line>
        <draw:line draw:style-name="gr31" draw:layer="layout" svg:x1="7.997cm" svg:y1="27.639cm" svg:x2="8.505cm" svg:y2="27.639cm">
          <text:p/>
        </draw:line>
        <draw:line draw:style-name="gr31" draw:layer="layout" svg:x1="9.013cm" svg:y1="27.639cm" svg:x2="9.521cm" svg:y2="27.639cm">
          <text:p/>
        </draw:line>
        <draw:line draw:style-name="gr31" draw:layer="layout" svg:x1="10.029cm" svg:y1="27.639cm" svg:x2="10.537cm" svg:y2="27.639cm">
          <text:p/>
        </draw:line>
        <draw:line draw:style-name="gr31" draw:layer="layout" svg:x1="11.045cm" svg:y1="27.639cm" svg:x2="11.553cm" svg:y2="27.639cm">
          <text:p/>
        </draw:line>
        <draw:line draw:style-name="gr31" draw:layer="layout" svg:x1="12.061cm" svg:y1="27.639cm" svg:x2="12.569cm" svg:y2="27.639cm">
          <text:p/>
        </draw:line>
        <draw:line draw:style-name="gr31" draw:layer="layout" svg:x1="13.077cm" svg:y1="27.639cm" svg:x2="13.585cm" svg:y2="27.639cm">
          <text:p/>
        </draw:line>
        <draw:line draw:style-name="gr31" draw:layer="layout" svg:x1="14.093cm" svg:y1="27.639cm" svg:x2="14.601cm" svg:y2="27.639cm">
          <text:p/>
        </draw:line>
        <draw:line draw:style-name="gr31" draw:layer="layout" svg:x1="15.109cm" svg:y1="27.639cm" svg:x2="15.617cm" svg:y2="27.639cm">
          <text:p/>
        </draw:line>
        <draw:line draw:style-name="gr31" draw:layer="layout" svg:x1="16.125cm" svg:y1="27.639cm" svg:x2="16.633cm" svg:y2="27.639cm">
          <text:p/>
        </draw:line>
        <draw:line draw:style-name="gr31" draw:layer="layout" svg:x1="17.141cm" svg:y1="27.639cm" svg:x2="17.649cm" svg:y2="27.639cm">
          <text:p/>
        </draw:line>
        <draw:line draw:style-name="gr31" draw:layer="layout" svg:x1="18.157cm" svg:y1="27.639cm" svg:x2="18.665cm" svg:y2="27.639cm">
          <text:p/>
        </draw:line>
        <draw:line draw:style-name="gr31" draw:layer="layout" svg:x1="19.173cm" svg:y1="27.639cm" svg:x2="19.681cm" svg:y2="27.639cm">
          <text:p/>
        </draw:line>
        <draw:line draw:style-name="gr31" draw:layer="layout" svg:x1="20.189cm" svg:y1="27.639cm" svg:x2="20.697cm" svg:y2="27.639cm">
          <text:p/>
        </draw:line>
        <draw:line draw:style-name="gr31" draw:layer="layout" svg:x1="21.205cm" svg:y1="27.639cm" svg:x2="21.713cm" svg:y2="27.639cm">
          <text:p/>
        </draw:line>
        <draw:line draw:style-name="gr31" draw:layer="layout" svg:x1="22.221cm" svg:y1="27.639cm" svg:x2="22.729cm" svg:y2="27.639cm">
          <text:p/>
        </draw:line>
        <draw:line draw:style-name="gr31" draw:layer="layout" svg:x1="23.237cm" svg:y1="27.639cm" svg:x2="23.745cm" svg:y2="27.639cm">
          <text:p/>
        </draw:line>
        <draw:line draw:style-name="gr31" draw:layer="layout" svg:x1="24.253cm" svg:y1="27.639cm" svg:x2="24.761cm" svg:y2="27.639cm">
          <text:p/>
        </draw:line>
        <draw:line draw:style-name="gr31" draw:layer="layout" svg:x1="25.269cm" svg:y1="27.639cm" svg:x2="25.777cm" svg:y2="27.639cm">
          <text:p/>
        </draw:line>
        <draw:frame draw:style-name="gr32" draw:layer="layout" svg:width="3.418cm" svg:height="0.712cm" svg:x="2.173cm" svg:y="28.063cm">
          <draw:text-box>
            <text:p text:style-name="P1"><text:span text:style-name="T2">items above</text:span></text:p>
          </draw:text-box>
        </draw:frame>
        <draw:frame draw:style-name="gr33" draw:layer="layout" svg:width="3.664cm" svg:height="0.712cm" svg:x="2.049cm" svg:y="28.776cm">
          <draw:text-box>
            <text:p text:style-name="P1"><text:span text:style-name="T2">to be phased</text:span></text:p>
          </draw:text-box>
        </draw:frame>
        <draw:frame draw:style-name="gr35" draw:layer="layout" svg:width="0.883cm" svg:height="0.712cm" svg:x="3.439cm" svg:y="29.488cm">
          <draw:text-box>
            <text:p text:style-name="P1"><text:span text:style-name="T2">out</text:span></text:p>
          </draw:text-box>
        </draw:frame>
        <draw:frame draw:style-name="gr47" draw:text-style-name="P2" draw:layer="layout" svg:width="8.3cm" svg:height="0.395cm" svg:x="2.2cm" svg:y="4.7cm">
          <draw:text-box>
            <text:p><text:span text:style-name="T3"><text:a xlink:href="https://github.com/open-data/ati-summaries/blob/master/data/orgs-utf8.csv" xlink:type="simple">https://github.com/open-data/ati-summaries/blob/master/data/orgs-utf8.csv</text:a></text:span></text:p>
          </draw:text-box>
        </draw:frame>
        <draw:frame draw:style-name="gr47" draw:text-style-name="P2" draw:layer="layout" svg:width="8.3cm" svg:height="0.395cm" svg:x="2.2cm" svg:y="8.701cm">
          <draw:text-box>
            <text:p><text:span text:style-name="T3"><text:a xlink:href="https://github.com/open-data/ati-summaries/blob/master/new_orgs_list_to_scheming.py" xlink:type="simple">https://github.com/open-data/ati-summaries/blob/master/new_orgs_list_to_scheming.py</text:a></text:span></text:p>
          </draw:text-box>
        </draw:frame>
        <draw:polygon draw:style-name="gr2" draw:layer="layout" svg:width="0cm" svg:height="0cm" svg:x="14.933cm" svg:y="14.7cm" svg:viewBox="0 0 0 0" draw:points="0,0">
          <text:p/>
        </draw:polygon>
        <draw:polygon draw:style-name="gr2" draw:layer="layout" svg:width="0cm" svg:height="0cm" svg:x="14.933cm" svg:y="14.7cm" svg:viewBox="0 0 0 0" draw:points="0,0">
          <text:p/>
        </draw:polygon>
        <draw:polygon draw:style-name="gr1" draw:layer="layout" svg:width="3.499cm" svg:height="3.502cm" svg:x="11.398cm" svg:y="15.596cm" svg:viewBox="0 0 3500 3503" draw:points="1750,0 3500,1750 1750,3503 0,1750">
          <text:p/>
        </draw:polygon>
        <draw:polygon draw:style-name="gr2" draw:layer="layout" svg:width="0cm" svg:height="0cm" svg:x="11.398cm" svg:y="15.596cm" svg:viewBox="0 0 0 0" draw:points="0,0">
          <text:p/>
        </draw:polygon>
        <draw:polygon draw:style-name="gr2" draw:layer="layout" svg:width="0cm" svg:height="0cm" svg:x="14.898cm" svg:y="19.099cm" svg:viewBox="0 0 0 0" draw:points="0,0">
          <text:p/>
        </draw:polygon>
        <draw:polygon draw:style-name="gr1" draw:layer="layout" svg:width="3.597cm" svg:height="2.5cm" svg:x="11.363cm" svg:y="20.299cm" svg:viewBox="0 0 3598 2501" draw:points="0,0 3598,0 3598,2187 3147,2501 0,2501">
          <text:p/>
        </draw:polygon>
        <draw:polygon draw:style-name="gr2" draw:layer="layout" svg:width="0cm" svg:height="0cm" svg:x="11.363cm" svg:y="20.299cm" svg:viewBox="0 0 0 0" draw:points="0,0">
          <text:p/>
        </draw:polygon>
        <draw:polygon draw:style-name="gr2" draw:layer="layout" svg:width="0cm" svg:height="0cm" svg:x="14.961cm" svg:y="22.8cm" svg:viewBox="0 0 0 0" draw:points="0,0">
          <text:p/>
        </draw:polygon>
        <draw:path draw:style-name="gr14" draw:layer="layout" svg:width="0.45cm" svg:height="0.313cm" svg:x="14.51cm" svg:y="22.486cm" svg:viewBox="0 0 451 314" svg:d="m0 314 120-314c113 46 106 17 331 0z">
          <text:p/>
        </draw:path>
        <draw:path draw:style-name="gr2" draw:layer="layout" svg:width="0.45cm" svg:height="0.313cm" svg:x="14.51cm" svg:y="22.486cm" svg:viewBox="0 0 451 314" svg:d="m0 314 120-314c113 46 106 17 331 0z">
          <text:p/>
        </draw:path>
        <draw:polygon draw:style-name="gr2" draw:layer="layout" svg:width="0cm" svg:height="0cm" svg:x="11.363cm" svg:y="20.299cm" svg:viewBox="0 0 0 0" draw:points="0,0">
          <text:p/>
        </draw:polygon>
        <draw:polygon draw:style-name="gr2" draw:layer="layout" svg:width="0cm" svg:height="0cm" svg:x="14.961cm" svg:y="22.8cm" svg:viewBox="0 0 0 0" draw:points="0,0">
          <text:p/>
        </draw:polygon>
        <draw:frame draw:style-name="gr51" draw:layer="layout" svg:width="2.114cm" svg:height="0.712cm" svg:x="12.107cm" svg:y="16.988cm">
          <draw:text-box>
            <text:p text:style-name="P1"><text:span text:style-name="T1">simplify</text:span></text:p>
          </draw:text-box>
        </draw:frame>
        <draw:frame draw:style-name="gr52" draw:text-style-name="P4" draw:layer="layout" svg:width="2.788cm" svg:height="1.423cm" svg:x="11.769cm" svg:y="20.777cm">
          <draw:text-box>
            <text:p text:style-name="P3"><text:span text:style-name="T1">simple</text:span></text:p>
            <text:p text:style-name="P3"><text:span text:style-name="T1">org JSON</text:span></text:p>
          </draw:text-box>
        </draw:frame>
        <draw:polyline draw:style-name="gr13" draw:layer="layout" svg:width="0.013cm" svg:height="0.468cm" svg:x="13.134cm" svg:y="14.7cm" svg:viewBox="0 0 14 469" draw:points="0,0 0,448 14,448 14,469">
          <text:p/>
        </draw:polyline>
        <draw:polygon draw:style-name="gr9" draw:layer="layout" svg:width="0.299cm" svg:height="0.447cm" svg:x="12.996cm" svg:y="15.148cm" svg:viewBox="0 0 300 448" draw:points="152,448 300,0 0,0">
          <text:p/>
        </draw:polygon>
        <draw:polyline draw:style-name="gr13" draw:layer="layout" svg:width="0.013cm" svg:height="0.768cm" svg:x="13.148cm" svg:y="19.099cm" svg:viewBox="0 0 14 769" draw:points="0,0 0,600 14,600 14,769">
          <text:p/>
        </draw:polyline>
        <draw:polygon draw:style-name="gr9" draw:layer="layout" svg:width="0.298cm" svg:height="0.451cm" svg:x="13.011cm" svg:y="19.847cm" svg:viewBox="0 0 299 452" draw:points="151,452 299,0 0,0">
          <text:p/>
        </draw:polygon>
        <draw:frame draw:style-name="gr47" draw:text-style-name="P2" draw:layer="layout" svg:width="8.3cm" svg:height="0.789cm" svg:x="2.2cm" svg:y="13.002cm">
          <draw:text-box>
            <text:p><text:span text:style-name="T3"><text:a xlink:href="https://github.com/open-data/ati-summaries/blob/master/data/orgs.jsonl" xlink:type="simple">https://github.com/open-data/ati-summaries/blob/master/data/orgs.jsonl</text:a></text:span></text:p>
            <text:p><text:span text:style-name="T3"/></text:p>
          </draw:text-box>
        </draw:frame>
        <draw:frame draw:style-name="gr47" draw:text-style-name="P2" draw:layer="layout" svg:width="8.3cm" svg:height="0.395cm" svg:x="2.2cm" svg:y="16.905cm">
          <draw:text-box>
            <text:p><text:span text:style-name="T3"><text:a xlink:href="https://github.com/open-data/ati-summaries/blob/master/transitional_orgs.py" xlink:type="simple">https://github.com/open-data/ati-summaries/blob/master/transitional_orgs.py</text:a></text:span></text:p>
          </draw:text-box>
        </draw:frame>
        <draw:frame draw:style-name="gr47" draw:text-style-name="P2" draw:layer="layout" svg:width="8.5cm" svg:height="0.395cm" svg:x="2.2cm" svg:y="20.906cm">
          <draw:text-box>
            <text:p><text:span text:style-name="T3"><text:a xlink:href="https://github.com/open-data/ckanext-canada/blob/master/transitional_orgs.jsonl" xlink:type="simple">https://github.com/open-data/ckanext-canada/blob/master/transitional_orgs.jsonl</text:a></text:span></text:p>
          </draw:text-box>
        </draw:frame>
        <draw:frame draw:style-name="gr47" draw:text-style-name="P2" draw:layer="layout" svg:width="8.5cm" svg:height="0.789cm" svg:x="2.2cm" svg:y="25.307cm">
          <draw:text-box>
            <text:p><text:span text:style-name="T3">ckanapi load organizations</text:span></text:p>
            <text:p><text:span text:style-name="T3"><text:s text:c="4"/></text:span><text:span text:style-name="T3">-I transitional_orgs.json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/>
    <style:font-face style:name="Ubuntu Mono" svg:font-family="'Ubuntu Mono'" style:font-pitch="fixed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4T13:09:57.364987451</dc:date>
    <meta:generator>LibreOffice/4.1.3.2$Linux_X86_64 LibreOffice_project/410m0$Build-2</meta:generator>
    <meta:editing-duration>PT58M9S</meta:editing-duration>
    <meta:editing-cycles>4</meta:editing-cycles>
    <meta:document-statistic meta:object-count="314"/>
  </office:meta>
</office:document-meta>
</file>